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  <style:text-properties fo:font-size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.5cm" svg:height="1cm" svg:x="0.7cm" svg:y="1.2cm">
          <text:p text:style-name="P1"><text:span text:style-name="T1">SSAValue</text:span></text:p>
        </draw:rect>
        <draw:rect draw:style-name="gr2" draw:text-style-name="P4" draw:layer="layout" svg:width="5.5cm" svg:height="6.5cm" svg:x="0.7cm" svg:y="2.2cm">
          <text:p text:style-name="P3"><text:span text:style-name="T2">int type</text:span></text:p>
          <text:p text:style-name="P3"><text:span text:style-name="T2">int index</text:span></text:p>
          <text:p text:style-name="P3"><text:span text:style-name="T2">Item constant</text:span></text:p>
          <text:p text:style-name="P3"><text:span text:style-name="T2">int n</text:span></text:p>
          <text:p text:style-name="P3"><text:span text:style-name="T2">int end</text:span></text:p>
          <text:p text:style-name="P3"><text:span text:style-name="T2">int start</text:span></text:p>
          <text:p text:style-name="P3"><text:span text:style-name="T2">int reg</text:span></text:p>
          <text:p text:style-name="P3"><text:span text:style-name="T2">int regLong</text:span></text:p>
          <text:p text:style-name="P3"><text:span text:style-name="T2">int memorySlot</text:span></text:p>
          <text:p text:style-name="P3"><text:span text:style-name="T2">SSAValue join</text:span></text:p>
          <text:p text:style-name="P3"><text:span text:style-name="T2">SSAValue next</text:span></text:p>
          <text:p text:style-name="P3"><text:span text:style-name="T2">boolean nonVol</text:span></text:p>
          <text:p text:style-name="P3"><text:span text:style-name="T2">SSAInstruction owner</text:span></text:p>
          <text:p text:style-name="P3"><text:span text:style-name="T2"/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cm" fo:margin-right="0.7cm" fo:page-width="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1-06-07T16:19:16.83</dc:date>
    <meta:editing-duration>PT01H12M18S</meta:editing-duration>
    <meta:editing-cycles>7</meta:editing-cycles>
    <meta:generator>OpenOffice.org/3.2$Win32 OpenOffice.org_project/320m12$Build-9483</meta:generator>
    <meta:document-statistic meta:object-count="2"/>
  </office:meta>
</office:document-meta>
</file>